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1pt"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text-properties style:font-name="Verdana" fo:font-size="11pt" style:text-underline-style="solid" style:text-underline-width="auto" style:text-underline-color="font-color" fo:font-weight="normal" style:font-size-asian="11pt" style:font-weight-asian="normal" style:font-size-complex="11pt" style:font-weight-complex="normal"/>
    </style:style>
    <style:style style:name="P3" style:family="paragraph" style:parent-style-name="Standard">
      <style:text-properties style:font-name="Verdana" fo:font-size="11pt" style:font-size-asian="11pt" style:font-size-complex="11pt"/>
    </style:style>
    <style:style style:name="P4" style:family="paragraph" style:parent-style-name="Standard">
      <style:text-properties style:font-name="Verdana" fo:font-size="11pt" style:text-underline-style="none" fo:font-weight="normal" style:font-size-asian="11pt" style:font-weight-asian="normal" style:font-size-complex="11pt" style:font-weight-complex="normal"/>
    </style:style>
    <style:style style:name="P5" style:family="paragraph" style:parent-style-name="Standard">
      <style:text-properties style:font-name="Verdana" fo:font-size="11pt" style:text-underline-style="none" fo:font-weight="normal" style:font-size-asian="11pt" style:font-weight-asian="normal" style:font-size-complex="11pt" style:font-weight-complex="normal"/>
    </style:style>
    <style:style style:name="P6" style:family="paragraph" style:parent-style-name="Standard" style:list-style-name="L1">
      <style:text-properties style:font-name="Verdana" fo:font-size="11pt" style:text-underline-style="none" fo:font-weight="normal" style:font-size-asian="11pt" style:font-weight-asian="normal" style:font-size-complex="11pt" style:font-weight-complex="normal"/>
    </style:style>
    <style:style style:name="P7" style:family="paragraph" style:parent-style-name="Standard">
      <style:text-properties style:font-name="Verdana"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D week 6 – Home Learning Task</text:p>
      <text:p text:style-name="P1"/>
      <text:p text:style-name="P3">Practical: Artificial Intelligence (AI) In Data Science we process a lot data through AI. With the GDPR, it is becoming increasingly important to understand the ethics behind the data that is collected, stored, processed and evaluated. </text:p>
      <text:p text:style-name="P3">Tasks are indicated below.</text:p>
      <text:p text:style-name="P3"/>
      <text:p text:style-name="P2">Find out what Responsible AI is?</text:p>
      <text:p text:style-name="P4">Responsible AI is a series of ethical and responsible considerations pertaining to the use of artificial intelligence. <text:s/>In short it stipulates that AI should be ethical, comprehensive, efficient and explainable to ensure that it works within Governance guidelines is resistant to hacking and is clear and transparent by the average person.</text:p>
      <text:p text:style-name="P4">It should be resistant to biases by having processes in place to prevent this in machine learning models and can respond quickly to changes in the operational environment without introducing bias. <text:s/>It also concerns the fact that the operator (e.g. organising body developing and deploying the AI) is aware and understanding of the implications of it's resulting implementation.</text:p>
      <text:p text:style-name="P4"/>
      <text:p text:style-name="P2"/>
      <text:p text:style-name="P2">Find instances where AI has failed? Or been used maliciously or incorrectly. </text:p>
      <text:p text:style-name="P4">One example of how AI has been used maliciously can be used in the AI “senseface” developed by the company “Sensetime”. <text:s/>Senseface is a facial recognition AI which has been used to identify which used by the Chinese Government to identify and detain ethnic minorities including the Uyghurs – a Muslim community.</text:p>
      <text:p text:style-name="P4">A good example of an AI fail can be identified in IBM’s “Watson for Oncology” which was developed to recommend personalised treatment option for patients with Cancer. <text:s/>The programme provided some unsafe and incorrect treatment options and was allegedly biased towards recommending treatment options specific to MSK (Memorial Sloan Kettering Cancer Center) – the company that helped train the AI.</text:p>
      <text:p text:style-name="P4">The last example of AI misuse I will provide here is of the Facebook–Cambridge Analytica data scandal where the personal data of millions of facebook users was obtained without their consent in order to provide analytical assistance in the presidential campaign that led to the election of Donald Trump. The information was used to micro target voters based on their political stances by displaying customized messages about Trump on various digital platforms most likely to turn their opinion in his favour.</text:p>
      <text:p text:style-name="P4"/>
      <text:p text:style-name="P2">Implications of when AI fails. There is a specific article in the GDPR Law that covers this, especially with automated decision making. (opt in and out options). </text:p>
      <text:p text:style-name="P4">When using AI to work data based on human beings, there is considerable risk of a unfair profiling. <text:s/>This can be based on profiling where a subset of society is identified and subsequently treated in a way which is unfair and discriminatory based on their ethnic heritage, political affectations gender or other defining characteristics.</text:p>
      <text:p text:style-name="P4">This can even be used to identify “future” criminals who can be placed under increased police scrutiny despite them never having actually committed a crime. <text:s/></text:p>
      <text:p text:style-name="P4">AI algorithms are maths and maths has no conscience so the risk of fully accepting automated results when dealing with humans is fraught with considerable ethical concerns. <text:s/>It also makes it easier for institutions and Governing bodies to accept casual discrimination “it's not my decision, it's the computers”.</text:p>
      <text:p text:style-name="P4">The GDPR aims to restrict the ability for institutions and Governments to make solely automated decisions which includes those based on profiling by giving the data subject...</text:p>
      <text:p text:style-name="P4">“the right not to be subject to a decision based solely on automated processing, including profiling, which produces legal effects concerning him or her or similarly <text:soft-page-break/>affects him or her” (Article 22(1) of GDPR).</text:p>
      <text:p text:style-name="P4">The implication of this article is that the end user is allowed to use the data provided by the AI but the onus is put on them as an interpreter to recognise whether the result is correct or fair with the power of overturn the AI's recommendation, forcing ethical ownership of decisions based on this data.</text:p>
      <text:p text:style-name="P4">The GDPR also states that data subjects can choose to opt out of their data being included in the processing of personal data relating to him or her at any time meaning that the individuals control the use of their own data rather than it being under ownership of the institution utilising it.</text:p>
      <text:p text:style-name="P4"/>
      <text:p text:style-name="P4"/>
      <text:p text:style-name="P2">What should organisations do to ensure that they are being responsible with AI and the wider use of data in general?</text:p>
      <text:p text:style-name="P4"/>
      <text:p text:style-name="P4">Organisations can ensure they follow tenants of good AI use as indicated below:</text:p>
      <text:list xml:id="list5157859688686610232" text:style-name="L1">
        <text:list-item>
          <text:p text:style-name="P6">Ensuring their data comes from consenting individuals who know how their data is being utilised and have the option to opt out.</text:p>
        </text:list-item>
        <text:list-item>
          <text:p text:style-name="P6">It is designed in such a way that it creates human understandable data which is open to the scrutiny of the individual user/ data subject in addition to governing bodies.</text:p>
        </text:list-item>
        <text:list-item>
          <text:p text:style-name="P6">The ethical ramifications are identified and biases are sought out and accounted for.</text:p>
        </text:list-item>
        <text:list-item>
          <text:p text:style-name="P6">Processes followed during decision making and design are documented and open to scrutiny so that if a mistake occurs or a bias is recognised it can be reverse engineered and corrected.</text:p>
        </text:list-item>
        <text:list-item>
          <text:p text:style-name="P6">By opening up the decisions – by taking on the views of end users, data subjects, government bodies and even, if relevant, diverse religious leaders it can ensure that the AI being developed is ethical and critically, does what it is supposed to do. <text:s/>This also ensures open and honest practices and encourages debate on the application of the AI in question.</text:p>
        </text:list-item>
        <text:list-item>
          <text:p text:style-name="P6">Ensure that AI and data are not being used to target children or vulnerable people in such a manner that it would be tantamount to manipulation.</text:p>
        </text:list-item>
        <text:list-item>
          <text:p text:style-name="P6">Ensure that data is not utilised and applied in a way that discriminates against any subculture.</text:p>
        </text:list-item>
        <text:list-item>
          <text:p text:style-name="P6">Ensures that a human element remains in any AI led decision making where the AI advises a human as to a result but the human can overturn this result (such as with credit card applications etc...).</text:p>
        </text:list-item>
      </text:list>
      <text:p text:style-name="P4"/>
      <text:p text:style-name="P4"/>
      <text:p text:style-name="P7">Extension Investigate the 3</text:p>
      <text:p text:style-name="P7">challenges in AI:</text:p>
      <text:p text:style-name="P7">•Time</text:p>
      <text:p text:style-name="P7">•Talent</text:p>
      <text:p text:style-name="P4"><text:span text:style-name="T2">•Trust</text:span> </text:p>
      <text:p text:style-name="P4"/>
      <text:p text:style-name="P4"><text:span text:style-name="T1">Time </text:span>–Making the best and most informed decisions from data requires time, development time, scrutinisation, testing, it all takes time. <text:s/>If corners are cut and rigorous testing and retesting is not implemented, it can create a biased environment or just one that does not do what it is supposed to do.</text:p>
      <text:p text:style-name="P4"/>
      <text:p text:style-name="P4"><text:span text:style-name="T1">Talent</text:span> – There is s a current technical skills gap with relatively few expert level data scientists being available in a world with an increasing requirement for AI. <text:s/>This can lead to poorer AI solutions being created as organisations “settle” for less experienced/ educated/ capable developers which can have ramifications when <text:soft-page-break/>considering ethical or responsible AI.</text:p>
      <text:p text:style-name="P4"/>
      <text:p text:style-name="P4"><text:span text:style-name="T1">Trust </text:span>– The ability to comprehensively explain AI to a base level individual with no training is difficult but without it, it can be difficult to foster trust in the AI. <text:s/>The use of AI can also be demonised as it can be seen as a way to remove the human element of the decision making process rather than informing and providing greater decision making power to the human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Denvir</meta:initial-creator>
    <meta:creation-date>2021-02-13T10:23:15.21</meta:creation-date>
    <dc:date>2021-02-13T13:30:14.43</dc:date>
    <dc:creator>Jon Denvir</dc:creator>
    <meta:editing-duration>PT1H32M1S</meta:editing-duration>
    <meta:editing-cycles>3</meta:editing-cycles>
    <meta:generator>OpenOffice/4.1.8$Win32 OpenOffice.org_project/418m3$Build-9803</meta:generator>
    <meta:document-statistic meta:table-count="0" meta:image-count="0" meta:object-count="0" meta:page-count="3" meta:paragraph-count="36" meta:word-count="1160" meta:character-count="6960"/>
  </office:meta>
</office:document-meta>
</file>